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25.24mm" svg:y="4.59mm">
            <draw:object draw:notify-on-update-of-ranges="Hoja1.A3:Hoja1.A9 Hoja1.B2:Hoja1.B2 Hoja1.B3:Hoja1.B9 Hoja1.A3:Hoja1.A9 Hoja1.C2:Hoja1.C2 Hoja1.C3:Hoja1.C9 Hoja1.A3:Hoja1.A9 Hoja1.D2:Hoja1.D2 Hoja1.D3:Hoja1.D9 Hoja1.A3:Hoja1.A9 Hoja1.E2:Hoja1.E2 Hoja1.E3:Hoja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mm" svg:height="90.06mm" svg:x="126.33mm" svg:y="94.82mm">
            <draw:object draw:notify-on-update-of-ranges="Hoja1.A25:Hoja1.A31 Hoja1.B24:Hoja1.B24 Hoja1.B25:Hoja1.B31 Hoja1.A25:Hoja1.A31 Hoja1.C24:Hoja1.C24 Hoja1.C25:Hoja1.C31 Hoja1.A25:Hoja1.A31 Hoja1.D24:Hoja1.D24 Hoja1.D25:Hoja1.D31 Hoja1.A25:Hoja1.A31 Hoja1.E24:Hoja1.E24 Hoja1.E25:Hoja1.E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mm" svg:height="90.06mm" svg:x="57.58mm" svg:y="252.86mm">
            <draw:object draw:notify-on-update-of-ranges="Hoja1.A47:Hoja1.A47 Hoja1.A48:Hoja1.A54 Hoja1.B47:Hoja1.B47 Hoja1.B48:Hoja1.B54 Hoja1.A47:Hoja1.A47 Hoja1.A48:Hoja1.A54 Hoja1.C47:Hoja1.C47 Hoja1.C48:Hoja1.C54 Hoja1.A47:Hoja1.A47 Hoja1.A48:Hoja1.A54 Hoja1.D47:Hoja1.D47 Hoja1.D48:Hoja1.D54 Hoja1.A47:Hoja1.A47 Hoja1.A48:Hoja1.A54 Hoja1.E47:Hoja1.E47 Hoja1.E48:Hoja1.E54 Hoja1.A47:Hoja1.A47 Hoja1.A48:Hoja1.A54 Hoja1.F47:Hoja1.F47 Hoja1.F48:Hoja1.F54 Hoja1.A47:Hoja1.A47 Hoja1.A48:Hoja1.A54 Hoja1.G47:Hoja1.G47 Hoja1.G48:Hoja1.G54 Hoja1.A47:Hoja1.A47 Hoja1.A48:Hoja1.A54 Hoja1.H47:Hoja1.H47 Hoja1.H48:Hoja1.H54 Hoja1.A47:Hoja1.A47 Hoja1.A48:Hoja1.A54 Hoja1.I47:Hoja1.I47 Hoja1.I48:Hoja1.I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9mm" svg:height="90.06mm" svg:x="66.27mm" svg:y="407.89mm">
            <draw:object draw:notify-on-update-of-ranges="Hoja1.A81:Hoja1.A81 Hoja1.A82:Hoja1.A88 Hoja1.B81:Hoja1.B81 Hoja1.B82:Hoja1.B88 Hoja1.A81:Hoja1.A81 Hoja1.A82:Hoja1.A88 Hoja1.C81:Hoja1.C81 Hoja1.C82:Hoja1.C88 Hoja1.A81:Hoja1.A81 Hoja1.A82:Hoja1.A88 Hoja1.D81:Hoja1.D81 Hoja1.D82:Hoja1.D88 Hoja1.A81:Hoja1.A81 Hoja1.A82:Hoja1.A88 Hoja1.E81:Hoja1.E81 Hoja1.E82:Hoja1.E88 Hoja1.A81:Hoja1.A81 Hoja1.A82:Hoja1.A88 Hoja1.F81:Hoja1.F81 Hoja1.F82:Hoja1.F88 Hoja1.A81:Hoja1.A81 Hoja1.A82:Hoja1.A88 Hoja1.G81:Hoja1.G81 Hoja1.G82:Hoja1.G88 Hoja1.A81:Hoja1.A81 Hoja1.A82:Hoja1.A88 Hoja1.H81:Hoja1.H81 Hoja1.H82:Hoja1.H88 Hoja1.A81:Hoja1.A81 Hoja1.A82:Hoja1.A88 Hoja1.I81:Hoja1.I81 Hoja1.I82:Hoja1.I8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5 nodos</text:p>
          </table:table-cell>
          <table:table-cell office:value-type="string" calcext:value-type="string">
            <text:p>Akka 10 no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,134</text:p>
          </table:table-cell>
          <table:table-cell office:value-type="float" office:value="0.129" calcext:value-type="float">
            <text:p>0,129</text:p>
          </table:table-cell>
          <table:table-cell office:value-type="float" office:value="0.13" calcext:value-type="float">
            <text:p>0,13</text:p>
          </table:table-cell>
          <table:table-cell office:value-type="float" office:value="0.141" calcext:value-type="float">
            <text:p>0,14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5" calcext:value-type="float">
            <text:p>0,155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5" calcext:value-type="float">
            <text:p>0,135</text:p>
          </table:table-cell>
          <table:table-cell office:value-type="float" office:value="0.125" calcext:value-type="float">
            <text:p>0,1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8" calcext:value-type="float">
            <text:p>1,21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912" calcext:value-type="float">
            <text:p>0,9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258" calcext:value-type="float">
            <text:p>8,258</text:p>
          </table:table-cell>
          <table:table-cell office:value-type="float" office:value="6.998" calcext:value-type="float">
            <text:p>6,998</text:p>
          </table:table-cell>
          <table:table-cell office:value-type="float" office:value="6.715" calcext:value-type="float">
            <text:p>6,715</text:p>
          </table:table-cell>
          <table:table-cell office:value-type="float" office:value="9.196" calcext:value-type="float">
            <text:p>9,19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174" calcext:value-type="float">
            <text:p>20,174</text:p>
          </table:table-cell>
          <table:table-cell office:value-type="float" office:value="17.792" calcext:value-type="float">
            <text:p>17,792</text:p>
          </table:table-cell>
          <table:table-cell office:value-type="float" office:value="16.474" calcext:value-type="float">
            <text:p>16,474</text:p>
          </table:table-cell>
          <table:table-cell office:value-type="float" office:value="18.465" calcext:value-type="float">
            <text:p>18,46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.858" calcext:value-type="float">
            <text:p>38,858</text:p>
          </table:table-cell>
          <table:table-cell office:value-type="float" office:value="32.447" calcext:value-type="float">
            <text:p>32,447</text:p>
          </table:table-cell>
          <table:table-cell office:value-type="float" office:value="31.458" calcext:value-type="float">
            <text:p>31,458</text:p>
          </table:table-cell>
          <table:table-cell office:value-type="float" office:value="34.883" calcext:value-type="float">
            <text:p>34,88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856" calcext:value-type="float">
            <text:p>62,856</text:p>
          </table:table-cell>
          <table:table-cell office:value-type="float" office:value="50.993" calcext:value-type="float">
            <text:p>50,993</text:p>
          </table:table-cell>
          <table:table-cell office:value-type="float" office:value="50.104" calcext:value-type="float">
            <text:p>50,104</text:p>
          </table:table-cell>
          <table:table-cell office:value-type="float" office:value="59.263" calcext:value-type="float">
            <text:p>59,2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Vert.x 1 nodo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5 nodos</text:p>
          </table:table-cell>
          <table:table-cell office:value-type="string" calcext:value-type="string">
            <text:p>Vert.x 10 no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,077</text:p>
          </table:table-cell>
          <table:table-cell table:number-columns-repeated="2" office:value-type="float" office:value="0.078" calcext:value-type="float">
            <text:p>0,078</text:p>
          </table:table-cell>
          <table:table-cell office:value-type="float" office:value="0.086" calcext:value-type="float">
            <text:p>0,0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7" calcext:value-type="float">
            <text:p>0,517</text:p>
          </table:table-cell>
          <table:table-cell office:value-type="float" office:value="0.465" calcext:value-type="float">
            <text:p>0,465</text:p>
          </table:table-cell>
          <table:table-cell office:value-type="float" office:value="0.385" calcext:value-type="float">
            <text:p>0,385</text:p>
          </table:table-cell>
          <table:table-cell office:value-type="float" office:value="0.569" calcext:value-type="float">
            <text:p>0,56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56" calcext:value-type="float">
            <text:p>3,756</text:p>
          </table:table-cell>
          <table:table-cell office:value-type="float" office:value="2.724" calcext:value-type="float">
            <text:p>2,724</text:p>
          </table:table-cell>
          <table:table-cell office:value-type="float" office:value="3.199" calcext:value-type="float">
            <text:p>3,199</text:p>
          </table:table-cell>
          <table:table-cell office:value-type="float" office:value="3.213" calcext:value-type="float">
            <text:p>3,21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36" calcext:value-type="float">
            <text:p>11,36</text:p>
          </table:table-cell>
          <table:table-cell office:value-type="float" office:value="9.107" calcext:value-type="float">
            <text:p>9,107</text:p>
          </table:table-cell>
          <table:table-cell office:value-type="float" office:value="10.415" calcext:value-type="float">
            <text:p>10,415</text:p>
          </table:table-cell>
          <table:table-cell office:value-type="float" office:value="11.855" calcext:value-type="float">
            <text:p>11,85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567" calcext:value-type="float">
            <text:p>26,567</text:p>
          </table:table-cell>
          <table:table-cell office:value-type="float" office:value="22.606" calcext:value-type="float">
            <text:p>22,606</text:p>
          </table:table-cell>
          <table:table-cell office:value-type="float" office:value="25.034" calcext:value-type="float">
            <text:p>25,034</text:p>
          </table:table-cell>
          <table:table-cell office:value-type="float" office:value="22.684" calcext:value-type="float">
            <text:p>22,68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688" calcext:value-type="float">
            <text:p>44,688</text:p>
          </table:table-cell>
          <table:table-cell office:value-type="float" office:value="40.843" calcext:value-type="float">
            <text:p>40,843</text:p>
          </table:table-cell>
          <table:table-cell office:value-type="float" office:value="45.143" calcext:value-type="float">
            <text:p>45,143</text:p>
          </table:table-cell>
          <table:table-cell office:value-type="float" office:value="39.328" calcext:value-type="float">
            <text:p>39,3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4.661" calcext:value-type="float">
            <text:p>74,661</text:p>
          </table:table-cell>
          <table:table-cell office:value-type="float" office:value="67.158" calcext:value-type="float">
            <text:p>67,15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Vert.x 1 nodo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5 nodos</text:p>
          </table:table-cell>
          <table:table-cell office:value-type="string" calcext:value-type="string">
            <text:p>Vert.x 10 nodo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5 nodos</text:p>
          </table:table-cell>
          <table:table-cell office:value-type="string" calcext:value-type="string">
            <text:p>Akka 10 no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8" calcext:value-type="float">
            <text:p>0,078</text:p>
          </table:table-cell>
          <table:table-cell/>
          <table:table-cell office:value-type="float" office:value="0.086" calcext:value-type="float">
            <text:p>0,086</text:p>
          </table:table-cell>
          <table:table-cell office:value-type="float" office:value="0.134" calcext:value-type="float">
            <text:p>0,134</text:p>
          </table:table-cell>
          <table:table-cell office:value-type="float" office:value="0.129" calcext:value-type="float">
            <text:p>0,129</text:p>
          </table:table-cell>
          <table:table-cell office:value-type="float" office:value="0.13" calcext:value-type="float">
            <text:p>0,13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7" calcext:value-type="float">
            <text:p>0,517</text:p>
          </table:table-cell>
          <table:table-cell office:value-type="float" office:value="0.465" calcext:value-type="float">
            <text:p>0,465</text:p>
          </table:table-cell>
          <table:table-cell office:value-type="float" office:value="0.385" calcext:value-type="float">
            <text:p>0,385</text:p>
          </table:table-cell>
          <table:table-cell office:value-type="float" office:value="0.569" calcext:value-type="float">
            <text:p>0,569</text:p>
          </table:table-cell>
          <table:table-cell office:value-type="float" office:value="0.155" calcext:value-type="float">
            <text:p>0,155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5" calcext:value-type="float">
            <text:p>0,13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56" calcext:value-type="float">
            <text:p>3,756</text:p>
          </table:table-cell>
          <table:table-cell office:value-type="float" office:value="2.724" calcext:value-type="float">
            <text:p>2,724</text:p>
          </table:table-cell>
          <table:table-cell office:value-type="float" office:value="3.199" calcext:value-type="float">
            <text:p>3,199</text:p>
          </table:table-cell>
          <table:table-cell office:value-type="float" office:value="3.213" calcext:value-type="float">
            <text:p>3,213</text:p>
          </table:table-cell>
          <table:table-cell office:value-type="float" office:value="1.218" calcext:value-type="float">
            <text:p>1,21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912" calcext:value-type="float">
            <text:p>0,9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36" calcext:value-type="float">
            <text:p>11,36</text:p>
          </table:table-cell>
          <table:table-cell office:value-type="float" office:value="9.107" calcext:value-type="float">
            <text:p>9,107</text:p>
          </table:table-cell>
          <table:table-cell office:value-type="float" office:value="10.415" calcext:value-type="float">
            <text:p>10,415</text:p>
          </table:table-cell>
          <table:table-cell office:value-type="float" office:value="11.855" calcext:value-type="float">
            <text:p>11,855</text:p>
          </table:table-cell>
          <table:table-cell office:value-type="float" office:value="8.258" calcext:value-type="float">
            <text:p>8,258</text:p>
          </table:table-cell>
          <table:table-cell office:value-type="float" office:value="6.998" calcext:value-type="float">
            <text:p>6,998</text:p>
          </table:table-cell>
          <table:table-cell office:value-type="float" office:value="6.715" calcext:value-type="float">
            <text:p>6,715</text:p>
          </table:table-cell>
          <table:table-cell office:value-type="float" office:value="9.196" calcext:value-type="float">
            <text:p>9,1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567" calcext:value-type="float">
            <text:p>26,567</text:p>
          </table:table-cell>
          <table:table-cell office:value-type="float" office:value="22.606" calcext:value-type="float">
            <text:p>22,606</text:p>
          </table:table-cell>
          <table:table-cell office:value-type="float" office:value="25.034" calcext:value-type="float">
            <text:p>25,034</text:p>
          </table:table-cell>
          <table:table-cell office:value-type="float" office:value="22.684" calcext:value-type="float">
            <text:p>22,684</text:p>
          </table:table-cell>
          <table:table-cell office:value-type="float" office:value="20.174" calcext:value-type="float">
            <text:p>20,174</text:p>
          </table:table-cell>
          <table:table-cell office:value-type="float" office:value="17.792" calcext:value-type="float">
            <text:p>17,792</text:p>
          </table:table-cell>
          <table:table-cell office:value-type="float" office:value="16.474" calcext:value-type="float">
            <text:p>16,474</text:p>
          </table:table-cell>
          <table:table-cell office:value-type="float" office:value="18.465" calcext:value-type="float">
            <text:p>18,4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688" calcext:value-type="float">
            <text:p>44,688</text:p>
          </table:table-cell>
          <table:table-cell office:value-type="float" office:value="40.843" calcext:value-type="float">
            <text:p>40,843</text:p>
          </table:table-cell>
          <table:table-cell office:value-type="float" office:value="45.143" calcext:value-type="float">
            <text:p>45,143</text:p>
          </table:table-cell>
          <table:table-cell office:value-type="float" office:value="39.328" calcext:value-type="float">
            <text:p>39,328</text:p>
          </table:table-cell>
          <table:table-cell office:value-type="float" office:value="38.858" calcext:value-type="float">
            <text:p>38,858</text:p>
          </table:table-cell>
          <table:table-cell office:value-type="float" office:value="32.447" calcext:value-type="float">
            <text:p>32,447</text:p>
          </table:table-cell>
          <table:table-cell office:value-type="float" office:value="31.458" calcext:value-type="float">
            <text:p>31,458</text:p>
          </table:table-cell>
          <table:table-cell office:value-type="float" office:value="34.883" calcext:value-type="float">
            <text:p>34,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4.661" calcext:value-type="float">
            <text:p>74,661</text:p>
          </table:table-cell>
          <table:table-cell office:value-type="float" office:value="67.158" calcext:value-type="float">
            <text:p>67,158</text:p>
          </table:table-cell>
          <table:table-cell office:value-type="float" office:value="62.856" calcext:value-type="float">
            <text:p>62,856</text:p>
          </table:table-cell>
          <table:table-cell office:value-type="float" office:value="50.993" calcext:value-type="float">
            <text:p>50,993</text:p>
          </table:table-cell>
          <table:table-cell office:value-type="float" office:value="50.104" calcext:value-type="float">
            <text:p>50,104</text:p>
          </table:table-cell>
          <table:table-cell office:value-type="float" office:value="59.263" calcext:value-type="float">
            <text:p>59,263</text:p>
          </table:table-cell>
        </table:table-row>
        <table:table-row table:style-name="ro1" table:number-rows-repeated="26">
          <table:table-cell table:number-columns-repeated="9"/>
        </table:table-row>
        <table:table-row table:style-name="ro1">
          <table:table-cell office:value-type="string" calcext:value-type="string">
            <text:p>Miles de mensajes</text:p>
          </table:table-cell>
          <table:table-cell office:value-type="string" calcext:value-type="string">
            <text:p>Vert.x 1 nodo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5 nodos</text:p>
          </table:table-cell>
          <table:table-cell office:value-type="string" calcext:value-type="string">
            <text:p>Vert.x 10 nodo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5 nodos</text:p>
          </table:table-cell>
          <table:table-cell office:value-type="string" calcext:value-type="string">
            <text:p>Akka 10 nodos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8" calcext:value-type="float">
            <text:p>0,078</text:p>
          </table:table-cell>
          <table:table-cell/>
          <table:table-cell office:value-type="float" office:value="0.086" calcext:value-type="float">
            <text:p>0,086</text:p>
          </table:table-cell>
          <table:table-cell office:value-type="float" office:value="0.134" calcext:value-type="float">
            <text:p>0,134</text:p>
          </table:table-cell>
          <table:table-cell office:value-type="float" office:value="0.129" calcext:value-type="float">
            <text:p>0,129</text:p>
          </table:table-cell>
          <table:table-cell office:value-type="float" office:value="0.13" calcext:value-type="float">
            <text:p>0,13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517" calcext:value-type="float">
            <text:p>0,517</text:p>
          </table:table-cell>
          <table:table-cell office:value-type="float" office:value="0.465" calcext:value-type="float">
            <text:p>0,465</text:p>
          </table:table-cell>
          <table:table-cell office:value-type="float" office:value="0.385" calcext:value-type="float">
            <text:p>0,385</text:p>
          </table:table-cell>
          <table:table-cell office:value-type="float" office:value="0.569" calcext:value-type="float">
            <text:p>0,569</text:p>
          </table:table-cell>
          <table:table-cell office:value-type="float" office:value="0.155" calcext:value-type="float">
            <text:p>0,155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5" calcext:value-type="float">
            <text:p>0,13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56" calcext:value-type="float">
            <text:p>3,756</text:p>
          </table:table-cell>
          <table:table-cell office:value-type="float" office:value="2.724" calcext:value-type="float">
            <text:p>2,724</text:p>
          </table:table-cell>
          <table:table-cell office:value-type="float" office:value="3.199" calcext:value-type="float">
            <text:p>3,199</text:p>
          </table:table-cell>
          <table:table-cell office:value-type="float" office:value="3.213" calcext:value-type="float">
            <text:p>3,213</text:p>
          </table:table-cell>
          <table:table-cell office:value-type="float" office:value="1.218" calcext:value-type="float">
            <text:p>1,21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912" calcext:value-type="float">
            <text:p>0,9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36" calcext:value-type="float">
            <text:p>11,36</text:p>
          </table:table-cell>
          <table:table-cell office:value-type="float" office:value="9.107" calcext:value-type="float">
            <text:p>9,107</text:p>
          </table:table-cell>
          <table:table-cell office:value-type="float" office:value="10.415" calcext:value-type="float">
            <text:p>10,415</text:p>
          </table:table-cell>
          <table:table-cell office:value-type="float" office:value="11.855" calcext:value-type="float">
            <text:p>11,855</text:p>
          </table:table-cell>
          <table:table-cell office:value-type="float" office:value="8.258" calcext:value-type="float">
            <text:p>8,258</text:p>
          </table:table-cell>
          <table:table-cell office:value-type="float" office:value="6.998" calcext:value-type="float">
            <text:p>6,998</text:p>
          </table:table-cell>
          <table:table-cell office:value-type="float" office:value="6.715" calcext:value-type="float">
            <text:p>6,715</text:p>
          </table:table-cell>
          <table:table-cell office:value-type="float" office:value="9.196" calcext:value-type="float">
            <text:p>9,1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.567" calcext:value-type="float">
            <text:p>26,567</text:p>
          </table:table-cell>
          <table:table-cell office:value-type="float" office:value="22.606" calcext:value-type="float">
            <text:p>22,606</text:p>
          </table:table-cell>
          <table:table-cell office:value-type="float" office:value="25.034" calcext:value-type="float">
            <text:p>25,034</text:p>
          </table:table-cell>
          <table:table-cell office:value-type="float" office:value="22.684" calcext:value-type="float">
            <text:p>22,684</text:p>
          </table:table-cell>
          <table:table-cell office:value-type="float" office:value="20.174" calcext:value-type="float">
            <text:p>20,174</text:p>
          </table:table-cell>
          <table:table-cell office:value-type="float" office:value="17.792" calcext:value-type="float">
            <text:p>17,792</text:p>
          </table:table-cell>
          <table:table-cell office:value-type="float" office:value="16.474" calcext:value-type="float">
            <text:p>16,474</text:p>
          </table:table-cell>
          <table:table-cell office:value-type="float" office:value="18.465" calcext:value-type="float">
            <text:p>18,4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.688" calcext:value-type="float">
            <text:p>44,688</text:p>
          </table:table-cell>
          <table:table-cell office:value-type="float" office:value="40.843" calcext:value-type="float">
            <text:p>40,843</text:p>
          </table:table-cell>
          <table:table-cell office:value-type="float" office:value="45.143" calcext:value-type="float">
            <text:p>45,143</text:p>
          </table:table-cell>
          <table:table-cell office:value-type="float" office:value="39.328" calcext:value-type="float">
            <text:p>39,328</text:p>
          </table:table-cell>
          <table:table-cell office:value-type="float" office:value="38.858" calcext:value-type="float">
            <text:p>38,858</text:p>
          </table:table-cell>
          <table:table-cell office:value-type="float" office:value="32.447" calcext:value-type="float">
            <text:p>32,447</text:p>
          </table:table-cell>
          <table:table-cell office:value-type="float" office:value="31.458" calcext:value-type="float">
            <text:p>31,458</text:p>
          </table:table-cell>
          <table:table-cell office:value-type="float" office:value="34.883" calcext:value-type="float">
            <text:p>34,8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/>
          <table:table-cell office:value-type="float" office:value="74.661" calcext:value-type="float">
            <text:p>74,661</text:p>
          </table:table-cell>
          <table:table-cell office:value-type="float" office:value="67.158" calcext:value-type="float">
            <text:p>67,158</text:p>
          </table:table-cell>
          <table:table-cell office:value-type="float" office:value="62.856" calcext:value-type="float">
            <text:p>62,856</text:p>
          </table:table-cell>
          <table:table-cell office:value-type="float" office:value="50.993" calcext:value-type="float">
            <text:p>50,993</text:p>
          </table:table-cell>
          <table:table-cell office:value-type="float" office:value="50.104" calcext:value-type="float">
            <text:p>50,104</text:p>
          </table:table-cell>
          <table:table-cell office:value-type="float" office:value="59.263" calcext:value-type="float">
            <text:p>59,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6:17:21.8714717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3:12:23.169954937</meta:creation-date>
    <dc:date>2015-10-09T17:23:13.774199479</dc:date>
    <meta:editing-duration>PT8H38M15S</meta:editing-duration>
    <meta:editing-cycles>14</meta:editing-cycles>
    <meta:generator>LibreOffice/4.4.2.2$Linux_X86_64 LibreOffice_project/40m0$Build-2</meta:generator>
    <meta:document-statistic meta:table-count="1" meta:cell-count="2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454cm" style:legend-expansion="high" chart:style-name="ch2"/>
        <chart:plot-area chart:style-name="ch3" table:cell-range-address="Hoja1.A3:Hoja1.E9 Hoja1.B2:Hoja1.E2" chart:data-source-has-labels="row" svg:x="0.32cm" svg:y="0.18cm" svg:width="11.714cm" svg:height="8.64cm">
          <chartooo:coordinate-region svg:x="0.941cm" svg:y="0.379cm" svg:width="10.9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9" chart:label-cell-address="Hoja1.B2:Hoja1.B2" chart:class="chart:scatter">
            <chart:domain table:cell-range-address="Hoja1.A3:Hoja1.A9"/>
            <chart:data-point chart:repeated="7"/>
          </chart:series>
          <chart:series chart:style-name="ch7" chart:values-cell-range-address="Hoja1.C3:Hoja1.C9" chart:label-cell-address="Hoja1.C2:Hoja1.C2" chart:class="chart:scatter">
            <chart:data-point chart:repeated="7"/>
          </chart:series>
          <chart:series chart:style-name="ch8" chart:values-cell-range-address="Hoja1.D3:Hoja1.D9" chart:label-cell-address="Hoja1.D2:Hoja1.D2" chart:class="chart:scatter">
            <chart:data-point chart:repeated="7"/>
          </chart:series>
          <chart:series chart:style-name="ch9" chart:values-cell-range-address="Hoja1.E3:Hoja1.E9" chart:label-cell-address="Hoja1.E2:Hoja1.E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nodo</text:p>
                <draw:g>
                  <svg:desc>Hoja1.B2:Hoja1.B2</svg:desc>
                </draw:g>
              </table:table-cell>
              <table:table-cell office:value-type="string">
                <text:p>Akka 2 nodos</text:p>
                <draw:g>
                  <svg:desc>Hoja1.C2:Hoja1.C2</svg:desc>
                </draw:g>
              </table:table-cell>
              <table:table-cell office:value-type="string">
                <text:p>Akka 5 nodos</text:p>
                <draw:g>
                  <svg:desc>Hoja1.D2:Hoja1.D2</svg:desc>
                </draw:g>
              </table:table-cell>
              <table:table-cell office:value-type="string">
                <text:p>Akka 10 nodos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9</svg:desc>
                </draw:g>
              </table:table-cell>
              <table:table-cell office:value-type="float" office:value="0.134">
                <text:p>0.134</text:p>
                <draw:g>
                  <svg:desc>Hoja1.B3:Hoja1.B9</svg:desc>
                </draw:g>
              </table:table-cell>
              <table:table-cell office:value-type="float" office:value="0.129">
                <text:p>0.129</text:p>
                <draw:g>
                  <svg:desc>Hoja1.C3:Hoja1.C9</svg:desc>
                </draw:g>
              </table:table-cell>
              <table:table-cell office:value-type="float" office:value="0.13">
                <text:p>0.13</text:p>
                <draw:g>
                  <svg:desc>Hoja1.D3:Hoja1.D9</svg:desc>
                </draw:g>
              </table:table-cell>
              <table:table-cell office:value-type="float" office:value="0.141">
                <text:p>0.141</text:p>
                <draw:g>
                  <svg:desc>Hoja1.E3:Hoja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55">
                <text:p>0.155</text:p>
              </table:table-cell>
              <table:table-cell office:value-type="float" office:value="0.121">
                <text:p>0.121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218">
                <text:p>1.218</text:p>
              </table:table-cell>
              <table:table-cell office:value-type="float" office:value="0.935">
                <text:p>0.935</text:p>
              </table:table-cell>
              <table:table-cell office:value-type="float" office:value="0.913">
                <text:p>0.91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.258">
                <text:p>8.258</text:p>
              </table:table-cell>
              <table:table-cell office:value-type="float" office:value="6.998">
                <text:p>6.998</text:p>
              </table:table-cell>
              <table:table-cell office:value-type="float" office:value="6.715">
                <text:p>6.715</text:p>
              </table:table-cell>
              <table:table-cell office:value-type="float" office:value="9.196">
                <text:p>9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0.174">
                <text:p>20.174</text:p>
              </table:table-cell>
              <table:table-cell office:value-type="float" office:value="17.792">
                <text:p>17.792</text:p>
              </table:table-cell>
              <table:table-cell office:value-type="float" office:value="16.474">
                <text:p>16.474</text:p>
              </table:table-cell>
              <table:table-cell office:value-type="float" office:value="18.465">
                <text:p>18.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8.858">
                <text:p>38.858</text:p>
              </table:table-cell>
              <table:table-cell office:value-type="float" office:value="32.447">
                <text:p>32.447</text:p>
              </table:table-cell>
              <table:table-cell office:value-type="float" office:value="31.458">
                <text:p>31.458</text:p>
              </table:table-cell>
              <table:table-cell office:value-type="float" office:value="34.883">
                <text:p>34.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62.856">
                <text:p>62.856</text:p>
              </table:table-cell>
              <table:table-cell office:value-type="float" office:value="50.993">
                <text:p>50.993</text:p>
              </table:table-cell>
              <table:table-cell office:value-type="float" office:value="50.104">
                <text:p>50.104</text:p>
              </table:table-cell>
              <table:table-cell office:value-type="float" office:value="59.263">
                <text:p>59.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7cm" xlink:href=".." xlink:type="simple" chart:class="chart:scatter" chart:style-name="ch1">
        <chart:legend chart:legend-position="end" svg:x="12.259cm" svg:y="3.457cm" style:legend-expansion="high" chart:style-name="ch2"/>
        <chart:plot-area chart:style-name="ch3" table:cell-range-address="Hoja1.A25:Hoja1.E31 Hoja1.B24:Hoja1.E24" chart:data-source-has-labels="row" svg:x="0.32cm" svg:y="0.18cm" svg:width="11.619cm" svg:height="8.647cm">
          <chartooo:coordinate-region svg:x="0.941cm" svg:y="0.379cm" svg:width="10.81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5:Hoja1.B31" chart:label-cell-address="Hoja1.B24:Hoja1.B24" chart:class="chart:scatter">
            <chart:domain table:cell-range-address="Hoja1.A25:Hoja1.A31"/>
            <chart:data-point chart:repeated="7"/>
          </chart:series>
          <chart:series chart:style-name="ch7" chart:values-cell-range-address="Hoja1.C25:Hoja1.C31" chart:label-cell-address="Hoja1.C24:Hoja1.C24" chart:class="chart:scatter">
            <chart:data-point chart:repeated="7"/>
          </chart:series>
          <chart:series chart:style-name="ch8" chart:values-cell-range-address="Hoja1.D25:Hoja1.D31" chart:label-cell-address="Hoja1.D24:Hoja1.D24" chart:class="chart:scatter">
            <chart:data-point chart:repeated="7"/>
          </chart:series>
          <chart:series chart:style-name="ch9" chart:values-cell-range-address="Hoja1.E25:Hoja1.E31" chart:label-cell-address="Hoja1.E24:Hoja1.E24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rt.x 1 nodo</text:p>
                <draw:g>
                  <svg:desc>Hoja1.B24:Hoja1.B24</svg:desc>
                </draw:g>
              </table:table-cell>
              <table:table-cell office:value-type="string">
                <text:p>Vert.x 2 nodos</text:p>
                <draw:g>
                  <svg:desc>Hoja1.C24:Hoja1.C24</svg:desc>
                </draw:g>
              </table:table-cell>
              <table:table-cell office:value-type="string">
                <text:p>Vert.x 5 nodos</text:p>
                <draw:g>
                  <svg:desc>Hoja1.D24:Hoja1.D24</svg:desc>
                </draw:g>
              </table:table-cell>
              <table:table-cell office:value-type="string">
                <text:p>Vert.x 10 nodos</text:p>
                <draw:g>
                  <svg:desc>Hoja1.E24:Hoja1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5:Hoja1.A31</svg:desc>
                </draw:g>
              </table:table-cell>
              <table:table-cell office:value-type="float" office:value="0.077">
                <text:p>0.077</text:p>
                <draw:g>
                  <svg:desc>Hoja1.B25:Hoja1.B31</svg:desc>
                </draw:g>
              </table:table-cell>
              <table:table-cell office:value-type="float" office:value="0.078">
                <text:p>0.078</text:p>
                <draw:g>
                  <svg:desc>Hoja1.C25:Hoja1.C31</svg:desc>
                </draw:g>
              </table:table-cell>
              <table:table-cell office:value-type="float" office:value="0.078">
                <text:p>0.078</text:p>
                <draw:g>
                  <svg:desc>Hoja1.D25:Hoja1.D31</svg:desc>
                </draw:g>
              </table:table-cell>
              <table:table-cell office:value-type="float" office:value="0.086">
                <text:p>0.086</text:p>
                <draw:g>
                  <svg:desc>Hoja1.E25:Hoja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17">
                <text:p>0.517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756">
                <text:p>3.756</text:p>
              </table:table-cell>
              <table:table-cell office:value-type="float" office:value="2.724">
                <text:p>2.724</text:p>
              </table:table-cell>
              <table:table-cell office:value-type="float" office:value="3.199">
                <text:p>3.199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1.36">
                <text:p>11.36</text:p>
              </table:table-cell>
              <table:table-cell office:value-type="float" office:value="9.107">
                <text:p>9.107</text:p>
              </table:table-cell>
              <table:table-cell office:value-type="float" office:value="10.415">
                <text:p>10.415</text:p>
              </table:table-cell>
              <table:table-cell office:value-type="float" office:value="11.855">
                <text:p>11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6.567">
                <text:p>26.567</text:p>
              </table:table-cell>
              <table:table-cell office:value-type="float" office:value="22.606">
                <text:p>22.606</text:p>
              </table:table-cell>
              <table:table-cell office:value-type="float" office:value="25.034">
                <text:p>25.034</text:p>
              </table:table-cell>
              <table:table-cell office:value-type="float" office:value="22.684">
                <text:p>22.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4.688">
                <text:p>44.688</text:p>
              </table:table-cell>
              <table:table-cell office:value-type="float" office:value="40.843">
                <text:p>40.843</text:p>
              </table:table-cell>
              <table:table-cell office:value-type="float" office:value="45.143">
                <text:p>45.143</text:p>
              </table:table-cell>
              <table:table-cell office:value-type="float" office:value="39.328">
                <text:p>39.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61">
                <text:p>74.661</text:p>
              </table:table-cell>
              <table:table-cell office:value-type="float" office:value="67.158">
                <text:p>67.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9.007cm" xlink:href=".." xlink:type="simple" chart:class="chart:scatter" chart:style-name="ch1">
        <chart:legend chart:legend-position="end" svg:x="12.259cm" svg:y="2.461cm" style:legend-expansion="high" chart:style-name="ch2"/>
        <chart:plot-area chart:style-name="ch3" table:cell-range-address="Hoja1.A47:Hoja1.I54" chart:data-source-has-labels="row" svg:x="0.32cm" svg:y="0.18cm" svg:width="11.619cm" svg:height="8.647cm">
          <chartooo:coordinate-region svg:x="0.941cm" svg:y="0.379cm" svg:width="10.81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48:Hoja1.B54" chart:label-cell-address="Hoja1.B47:Hoja1.B47" chart:class="chart:scatter">
            <chart:domain table:cell-range-address="Hoja1.A48:Hoja1.A54"/>
            <chart:data-point chart:repeated="7"/>
          </chart:series>
          <chart:series chart:style-name="ch7" chart:values-cell-range-address="Hoja1.C48:Hoja1.C54" chart:label-cell-address="Hoja1.C47:Hoja1.C47" chart:class="chart:scatter">
            <chart:data-point chart:repeated="7"/>
          </chart:series>
          <chart:series chart:style-name="ch8" chart:values-cell-range-address="Hoja1.D48:Hoja1.D54" chart:label-cell-address="Hoja1.D47:Hoja1.D47" chart:class="chart:scatter">
            <chart:data-point chart:repeated="7"/>
          </chart:series>
          <chart:series chart:style-name="ch9" chart:values-cell-range-address="Hoja1.E48:Hoja1.E54" chart:label-cell-address="Hoja1.E47:Hoja1.E47" chart:class="chart:scatter">
            <chart:data-point chart:repeated="7"/>
          </chart:series>
          <chart:series chart:style-name="ch10" chart:values-cell-range-address="Hoja1.F48:Hoja1.F54" chart:label-cell-address="Hoja1.F47:Hoja1.F47" chart:class="chart:scatter">
            <chart:data-point chart:repeated="7"/>
          </chart:series>
          <chart:series chart:style-name="ch11" chart:values-cell-range-address="Hoja1.G48:Hoja1.G54" chart:label-cell-address="Hoja1.G47:Hoja1.G47" chart:class="chart:scatter">
            <chart:data-point chart:repeated="7"/>
          </chart:series>
          <chart:series chart:style-name="ch12" chart:values-cell-range-address="Hoja1.H48:Hoja1.H54" chart:label-cell-address="Hoja1.H47:Hoja1.H47" chart:class="chart:scatter">
            <chart:data-point chart:repeated="7"/>
          </chart:series>
          <chart:series chart:style-name="ch13" chart:values-cell-range-address="Hoja1.I48:Hoja1.I54" chart:label-cell-address="Hoja1.I47:Hoja1.I47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rt.x 1 nodo</text:p>
                <draw:g>
                  <svg:desc>Hoja1.B47:Hoja1.B47</svg:desc>
                </draw:g>
              </table:table-cell>
              <table:table-cell office:value-type="string">
                <text:p>Vert.x 2 nodos</text:p>
                <draw:g>
                  <svg:desc>Hoja1.C47:Hoja1.C47</svg:desc>
                </draw:g>
              </table:table-cell>
              <table:table-cell office:value-type="string">
                <text:p>Vert.x 5 nodos</text:p>
                <draw:g>
                  <svg:desc>Hoja1.D47:Hoja1.D47</svg:desc>
                </draw:g>
              </table:table-cell>
              <table:table-cell office:value-type="string">
                <text:p>Vert.x 10 nodos</text:p>
                <draw:g>
                  <svg:desc>Hoja1.E47:Hoja1.E47</svg:desc>
                </draw:g>
              </table:table-cell>
              <table:table-cell office:value-type="string">
                <text:p>Akka 1 nodo</text:p>
                <draw:g>
                  <svg:desc>Hoja1.F47:Hoja1.F47</svg:desc>
                </draw:g>
              </table:table-cell>
              <table:table-cell office:value-type="string">
                <text:p>Akka 2 nodos</text:p>
                <draw:g>
                  <svg:desc>Hoja1.G47:Hoja1.G47</svg:desc>
                </draw:g>
              </table:table-cell>
              <table:table-cell office:value-type="string">
                <text:p>Akka 5 nodos</text:p>
                <draw:g>
                  <svg:desc>Hoja1.H47:Hoja1.H47</svg:desc>
                </draw:g>
              </table:table-cell>
              <table:table-cell office:value-type="string">
                <text:p>Akka 10 nodos</text:p>
                <draw:g>
                  <svg:desc>Hoja1.I47:Hoja1.I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48:Hoja1.A54</svg:desc>
                </draw:g>
              </table:table-cell>
              <table:table-cell office:value-type="float" office:value="0.077">
                <text:p>0.077</text:p>
                <draw:g>
                  <svg:desc>Hoja1.B48:Hoja1.B54</svg:desc>
                </draw:g>
              </table:table-cell>
              <table:table-cell office:value-type="float" office:value="0.078">
                <text:p>0.078</text:p>
                <draw:g>
                  <svg:desc>Hoja1.C48:Hoja1.C54</svg:desc>
                </draw:g>
              </table:table-cell>
              <table:table-cell office:value-type="float" office:value="NaN">
                <text:p>NaN</text:p>
                <draw:g>
                  <svg:desc>Hoja1.D48:Hoja1.D54</svg:desc>
                </draw:g>
              </table:table-cell>
              <table:table-cell office:value-type="float" office:value="0.086">
                <text:p>0.086</text:p>
                <draw:g>
                  <svg:desc>Hoja1.E48:Hoja1.E54</svg:desc>
                </draw:g>
              </table:table-cell>
              <table:table-cell office:value-type="float" office:value="0.134">
                <text:p>0.134</text:p>
                <draw:g>
                  <svg:desc>Hoja1.F48:Hoja1.F54</svg:desc>
                </draw:g>
              </table:table-cell>
              <table:table-cell office:value-type="float" office:value="0.129">
                <text:p>0.129</text:p>
                <draw:g>
                  <svg:desc>Hoja1.G48:Hoja1.G54</svg:desc>
                </draw:g>
              </table:table-cell>
              <table:table-cell office:value-type="float" office:value="0.13">
                <text:p>0.13</text:p>
                <draw:g>
                  <svg:desc>Hoja1.H48:Hoja1.H54</svg:desc>
                </draw:g>
              </table:table-cell>
              <table:table-cell office:value-type="float" office:value="0.141">
                <text:p>0.141</text:p>
                <draw:g>
                  <svg:desc>Hoja1.I48:Hoja1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17">
                <text:p>0.517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  <table:table-cell office:value-type="float" office:value="0.569">
                <text:p>0.569</text:p>
              </table:table-cell>
              <table:table-cell office:value-type="float" office:value="0.155">
                <text:p>0.155</text:p>
              </table:table-cell>
              <table:table-cell office:value-type="float" office:value="0.121">
                <text:p>0.121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756">
                <text:p>3.756</text:p>
              </table:table-cell>
              <table:table-cell office:value-type="float" office:value="2.724">
                <text:p>2.724</text:p>
              </table:table-cell>
              <table:table-cell office:value-type="float" office:value="3.199">
                <text:p>3.199</text:p>
              </table:table-cell>
              <table:table-cell office:value-type="float" office:value="3.213">
                <text:p>3.213</text:p>
              </table:table-cell>
              <table:table-cell office:value-type="float" office:value="1.218">
                <text:p>1.218</text:p>
              </table:table-cell>
              <table:table-cell office:value-type="float" office:value="0.935">
                <text:p>0.935</text:p>
              </table:table-cell>
              <table:table-cell office:value-type="float" office:value="0.913">
                <text:p>0.91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1.36">
                <text:p>11.36</text:p>
              </table:table-cell>
              <table:table-cell office:value-type="float" office:value="9.107">
                <text:p>9.107</text:p>
              </table:table-cell>
              <table:table-cell office:value-type="float" office:value="10.415">
                <text:p>10.415</text:p>
              </table:table-cell>
              <table:table-cell office:value-type="float" office:value="11.855">
                <text:p>11.855</text:p>
              </table:table-cell>
              <table:table-cell office:value-type="float" office:value="8.258">
                <text:p>8.258</text:p>
              </table:table-cell>
              <table:table-cell office:value-type="float" office:value="6.998">
                <text:p>6.998</text:p>
              </table:table-cell>
              <table:table-cell office:value-type="float" office:value="6.715">
                <text:p>6.715</text:p>
              </table:table-cell>
              <table:table-cell office:value-type="float" office:value="9.196">
                <text:p>9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6.567">
                <text:p>26.567</text:p>
              </table:table-cell>
              <table:table-cell office:value-type="float" office:value="22.606">
                <text:p>22.606</text:p>
              </table:table-cell>
              <table:table-cell office:value-type="float" office:value="25.034">
                <text:p>25.034</text:p>
              </table:table-cell>
              <table:table-cell office:value-type="float" office:value="22.684">
                <text:p>22.684</text:p>
              </table:table-cell>
              <table:table-cell office:value-type="float" office:value="20.174">
                <text:p>20.174</text:p>
              </table:table-cell>
              <table:table-cell office:value-type="float" office:value="17.792">
                <text:p>17.792</text:p>
              </table:table-cell>
              <table:table-cell office:value-type="float" office:value="16.474">
                <text:p>16.474</text:p>
              </table:table-cell>
              <table:table-cell office:value-type="float" office:value="18.465">
                <text:p>18.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4.688">
                <text:p>44.688</text:p>
              </table:table-cell>
              <table:table-cell office:value-type="float" office:value="40.843">
                <text:p>40.843</text:p>
              </table:table-cell>
              <table:table-cell office:value-type="float" office:value="45.143">
                <text:p>45.143</text:p>
              </table:table-cell>
              <table:table-cell office:value-type="float" office:value="39.328">
                <text:p>39.328</text:p>
              </table:table-cell>
              <table:table-cell office:value-type="float" office:value="38.858">
                <text:p>38.858</text:p>
              </table:table-cell>
              <table:table-cell office:value-type="float" office:value="32.447">
                <text:p>32.447</text:p>
              </table:table-cell>
              <table:table-cell office:value-type="float" office:value="31.458">
                <text:p>31.458</text:p>
              </table:table-cell>
              <table:table-cell office:value-type="float" office:value="34.883">
                <text:p>34.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61">
                <text:p>74.661</text:p>
              </table:table-cell>
              <table:table-cell office:value-type="float" office:value="67.158">
                <text:p>67.158</text:p>
              </table:table-cell>
              <table:table-cell office:value-type="float" office:value="62.856">
                <text:p>62.856</text:p>
              </table:table-cell>
              <table:table-cell office:value-type="float" office:value="50.993">
                <text:p>50.993</text:p>
              </table:table-cell>
              <table:table-cell office:value-type="float" office:value="50.104">
                <text:p>50.104</text:p>
              </table:table-cell>
              <table:table-cell office:value-type="float" office:value="59.263">
                <text:p>59.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legend chart:legend-position="end" svg:x="12.258cm" svg:y="2.461cm" style:legend-expansion="high" chart:style-name="ch2"/>
        <chart:plot-area chart:style-name="ch3" table:cell-range-address="Hoja1.A81:Hoja1.I88" chart:data-source-has-labels="row" svg:x="0.32cm" svg:y="0.18cm" svg:width="11.618cm" svg:height="8.647cm">
          <chartooo:coordinate-region svg:x="0.941cm" svg:y="0.379cm" svg:width="10.625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82:Hoja1.B88" chart:label-cell-address="Hoja1.B81:Hoja1.B81" chart:class="chart:scatter">
            <chart:domain table:cell-range-address="Hoja1.A82:Hoja1.A88"/>
            <chart:data-point chart:repeated="7"/>
          </chart:series>
          <chart:series chart:style-name="ch7" chart:values-cell-range-address="Hoja1.C82:Hoja1.C88" chart:label-cell-address="Hoja1.C81:Hoja1.C81" chart:class="chart:scatter">
            <chart:data-point chart:repeated="7"/>
          </chart:series>
          <chart:series chart:style-name="ch8" chart:values-cell-range-address="Hoja1.D82:Hoja1.D88" chart:label-cell-address="Hoja1.D81:Hoja1.D81" chart:class="chart:scatter">
            <chart:data-point chart:repeated="7"/>
          </chart:series>
          <chart:series chart:style-name="ch9" chart:values-cell-range-address="Hoja1.E82:Hoja1.E88" chart:label-cell-address="Hoja1.E81:Hoja1.E81" chart:class="chart:scatter">
            <chart:data-point chart:repeated="7"/>
          </chart:series>
          <chart:series chart:style-name="ch10" chart:values-cell-range-address="Hoja1.F82:Hoja1.F88" chart:label-cell-address="Hoja1.F81:Hoja1.F81" chart:class="chart:scatter">
            <chart:data-point chart:repeated="7"/>
          </chart:series>
          <chart:series chart:style-name="ch11" chart:values-cell-range-address="Hoja1.G82:Hoja1.G88" chart:label-cell-address="Hoja1.G81:Hoja1.G81" chart:class="chart:scatter">
            <chart:data-point chart:repeated="7"/>
          </chart:series>
          <chart:series chart:style-name="ch12" chart:values-cell-range-address="Hoja1.H82:Hoja1.H88" chart:label-cell-address="Hoja1.H81:Hoja1.H81" chart:class="chart:scatter">
            <chart:data-point chart:repeated="7"/>
          </chart:series>
          <chart:series chart:style-name="ch13" chart:values-cell-range-address="Hoja1.I82:Hoja1.I88" chart:label-cell-address="Hoja1.I81:Hoja1.I8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rt.x 1 nodo</text:p>
                <draw:g>
                  <svg:desc>Hoja1.B81:Hoja1.B81</svg:desc>
                </draw:g>
              </table:table-cell>
              <table:table-cell office:value-type="string">
                <text:p>Vert.x 2 nodos</text:p>
                <draw:g>
                  <svg:desc>Hoja1.C81:Hoja1.C81</svg:desc>
                </draw:g>
              </table:table-cell>
              <table:table-cell office:value-type="string">
                <text:p>Vert.x 5 nodos</text:p>
                <draw:g>
                  <svg:desc>Hoja1.D81:Hoja1.D81</svg:desc>
                </draw:g>
              </table:table-cell>
              <table:table-cell office:value-type="string">
                <text:p>Vert.x 10 nodos</text:p>
                <draw:g>
                  <svg:desc>Hoja1.E81:Hoja1.E81</svg:desc>
                </draw:g>
              </table:table-cell>
              <table:table-cell office:value-type="string">
                <text:p>Akka 1 nodo</text:p>
                <draw:g>
                  <svg:desc>Hoja1.F81:Hoja1.F81</svg:desc>
                </draw:g>
              </table:table-cell>
              <table:table-cell office:value-type="string">
                <text:p>Akka 2 nodos</text:p>
                <draw:g>
                  <svg:desc>Hoja1.G81:Hoja1.G81</svg:desc>
                </draw:g>
              </table:table-cell>
              <table:table-cell office:value-type="string">
                <text:p>Akka 5 nodos</text:p>
                <draw:g>
                  <svg:desc>Hoja1.H81:Hoja1.H81</svg:desc>
                </draw:g>
              </table:table-cell>
              <table:table-cell office:value-type="string">
                <text:p>Akka 10 nodos</text:p>
                <draw:g>
                  <svg:desc>Hoja1.I81:Hoja1.I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A82:Hoja1.A88</svg:desc>
                </draw:g>
              </table:table-cell>
              <table:table-cell office:value-type="float" office:value="0.077">
                <text:p>0.077</text:p>
                <draw:g>
                  <svg:desc>Hoja1.B82:Hoja1.B88</svg:desc>
                </draw:g>
              </table:table-cell>
              <table:table-cell office:value-type="float" office:value="0.078">
                <text:p>0.078</text:p>
                <draw:g>
                  <svg:desc>Hoja1.C82:Hoja1.C88</svg:desc>
                </draw:g>
              </table:table-cell>
              <table:table-cell office:value-type="float" office:value="NaN">
                <text:p>NaN</text:p>
                <draw:g>
                  <svg:desc>Hoja1.D82:Hoja1.D88</svg:desc>
                </draw:g>
              </table:table-cell>
              <table:table-cell office:value-type="float" office:value="0.086">
                <text:p>0.086</text:p>
                <draw:g>
                  <svg:desc>Hoja1.E82:Hoja1.E88</svg:desc>
                </draw:g>
              </table:table-cell>
              <table:table-cell office:value-type="float" office:value="0.134">
                <text:p>0.134</text:p>
                <draw:g>
                  <svg:desc>Hoja1.F82:Hoja1.F88</svg:desc>
                </draw:g>
              </table:table-cell>
              <table:table-cell office:value-type="float" office:value="0.129">
                <text:p>0.129</text:p>
                <draw:g>
                  <svg:desc>Hoja1.G82:Hoja1.G88</svg:desc>
                </draw:g>
              </table:table-cell>
              <table:table-cell office:value-type="float" office:value="0.13">
                <text:p>0.13</text:p>
                <draw:g>
                  <svg:desc>Hoja1.H82:Hoja1.H88</svg:desc>
                </draw:g>
              </table:table-cell>
              <table:table-cell office:value-type="float" office:value="0.141">
                <text:p>0.141</text:p>
                <draw:g>
                  <svg:desc>Hoja1.I82:Hoja1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0.517">
                <text:p>0.517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  <table:table-cell office:value-type="float" office:value="0.569">
                <text:p>0.569</text:p>
              </table:table-cell>
              <table:table-cell office:value-type="float" office:value="0.155">
                <text:p>0.155</text:p>
              </table:table-cell>
              <table:table-cell office:value-type="float" office:value="0.121">
                <text:p>0.121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.756">
                <text:p>3.756</text:p>
              </table:table-cell>
              <table:table-cell office:value-type="float" office:value="2.724">
                <text:p>2.724</text:p>
              </table:table-cell>
              <table:table-cell office:value-type="float" office:value="3.199">
                <text:p>3.199</text:p>
              </table:table-cell>
              <table:table-cell office:value-type="float" office:value="3.213">
                <text:p>3.213</text:p>
              </table:table-cell>
              <table:table-cell office:value-type="float" office:value="1.218">
                <text:p>1.218</text:p>
              </table:table-cell>
              <table:table-cell office:value-type="float" office:value="0.935">
                <text:p>0.935</text:p>
              </table:table-cell>
              <table:table-cell office:value-type="float" office:value="0.913">
                <text:p>0.91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.36">
                <text:p>11.36</text:p>
              </table:table-cell>
              <table:table-cell office:value-type="float" office:value="9.107">
                <text:p>9.107</text:p>
              </table:table-cell>
              <table:table-cell office:value-type="float" office:value="10.415">
                <text:p>10.415</text:p>
              </table:table-cell>
              <table:table-cell office:value-type="float" office:value="11.855">
                <text:p>11.855</text:p>
              </table:table-cell>
              <table:table-cell office:value-type="float" office:value="8.258">
                <text:p>8.258</text:p>
              </table:table-cell>
              <table:table-cell office:value-type="float" office:value="6.998">
                <text:p>6.998</text:p>
              </table:table-cell>
              <table:table-cell office:value-type="float" office:value="6.715">
                <text:p>6.715</text:p>
              </table:table-cell>
              <table:table-cell office:value-type="float" office:value="9.196">
                <text:p>9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26.567">
                <text:p>26.567</text:p>
              </table:table-cell>
              <table:table-cell office:value-type="float" office:value="22.606">
                <text:p>22.606</text:p>
              </table:table-cell>
              <table:table-cell office:value-type="float" office:value="25.034">
                <text:p>25.034</text:p>
              </table:table-cell>
              <table:table-cell office:value-type="float" office:value="22.684">
                <text:p>22.684</text:p>
              </table:table-cell>
              <table:table-cell office:value-type="float" office:value="20.174">
                <text:p>20.174</text:p>
              </table:table-cell>
              <table:table-cell office:value-type="float" office:value="17.792">
                <text:p>17.792</text:p>
              </table:table-cell>
              <table:table-cell office:value-type="float" office:value="16.474">
                <text:p>16.474</text:p>
              </table:table-cell>
              <table:table-cell office:value-type="float" office:value="18.465">
                <text:p>18.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44.688">
                <text:p>44.688</text:p>
              </table:table-cell>
              <table:table-cell office:value-type="float" office:value="40.843">
                <text:p>40.843</text:p>
              </table:table-cell>
              <table:table-cell office:value-type="float" office:value="45.143">
                <text:p>45.143</text:p>
              </table:table-cell>
              <table:table-cell office:value-type="float" office:value="39.328">
                <text:p>39.328</text:p>
              </table:table-cell>
              <table:table-cell office:value-type="float" office:value="38.858">
                <text:p>38.858</text:p>
              </table:table-cell>
              <table:table-cell office:value-type="float" office:value="32.447">
                <text:p>32.447</text:p>
              </table:table-cell>
              <table:table-cell office:value-type="float" office:value="31.458">
                <text:p>31.458</text:p>
              </table:table-cell>
              <table:table-cell office:value-type="float" office:value="34.883">
                <text:p>34.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61">
                <text:p>74.661</text:p>
              </table:table-cell>
              <table:table-cell office:value-type="float" office:value="67.158">
                <text:p>67.158</text:p>
              </table:table-cell>
              <table:table-cell office:value-type="float" office:value="62.856">
                <text:p>62.856</text:p>
              </table:table-cell>
              <table:table-cell office:value-type="float" office:value="50.993">
                <text:p>50.993</text:p>
              </table:table-cell>
              <table:table-cell office:value-type="float" office:value="50.104">
                <text:p>50.104</text:p>
              </table:table-cell>
              <table:table-cell office:value-type="float" office:value="59.263">
                <text:p>59.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